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30000008D0A79701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draw:fill-color="#ffffff" draw:auto-grow-height="true" fo:min-height="11.936cm"/>
    </style:style>
    <style:style style:name="pr2" style:family="presentation" style:parent-style-name="Per_20_defecte-subtitle" style:list-style-name="L2">
      <style:graphic-properties draw:fill-color="#ffffff" fo:min-height="3.5cm"/>
    </style:style>
    <style:style style:name="pr3" style:family="presentation" style:parent-style-name="Per_20_defecte-notes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fill-color="#ffffff" fo:min-height="6.658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3.061cm"/>
    </style:style>
    <style:style style:name="pr7" style:family="presentation" style:parent-style-name="Per_20_defecte-title">
      <style:graphic-properties draw:fill-color="#ffffff" fo:min-height="17.038cm"/>
    </style:style>
    <style:style style:name="pr8" style:family="presentation" style:parent-style-name="Per_20_defecte-title">
      <style:graphic-properties draw:fill-color="#ffffff" fo:min-height="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48pt" style:font-size-asian="48pt" style:font-size-complex="4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60pt" style:font-size-asian="60pt" style:font-size-complex="60pt"/>
    </style:style>
    <style:style style:name="P10" style:family="paragraph">
      <style:paragraph-properties fo:margin-left="0cm" fo:margin-right="0cm" fo:text-indent="0cm"/>
      <style:text-properties fo:font-size="72pt" fo:font-style="italic" style:font-size-asian="72pt" style:font-style-asian="italic" style:font-size-complex="72pt" style:font-style-complex="italic"/>
    </style:style>
    <style:style style:name="P11" style:family="paragraph">
      <style:paragraph-properties fo:margin-left="0cm" fo:margin-right="0cm" fo:text-indent="0cm"/>
      <style:text-properties fo:font-size="48pt" fo:font-style="italic" style:font-size-asian="48pt" style:font-style-asian="italic" style:font-size-complex="48pt" style:font-style-complex="italic"/>
    </style:style>
    <style:style style:name="P12" style:family="paragraph">
      <style:paragraph-properties fo:margin-left="0cm" fo:margin-right="0cm" fo:text-indent="0cm"/>
      <style:text-properties fo:font-size="48pt" fo:font-style="normal" style:font-size-asian="48pt" style:font-style-asian="normal" style:font-size-complex="48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fo:font-size="72pt" fo:font-style="normal" style:font-size-asian="72pt" style:font-style-asian="normal" style:font-size-complex="72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family="'DejaVu Serif'" style:font-family-generic="roman" style:font-pitch="variable" fo:font-size="48pt" style:font-size-asian="48pt" style:font-size-complex="48pt"/>
    </style:style>
    <style:style style:name="T7" style:family="text">
      <style:text-properties fo:font-family="'DejaVu Serif'" style:font-family-generic="roman" style:font-pitch="variable" fo:font-size="60pt" style:font-size-asian="60pt" style:font-size-complex="60pt"/>
    </style:style>
    <style:style style:name="T8" style:family="text">
      <style:text-properties fo:font-size="72pt" fo:font-style="italic" style:font-size-asian="72pt" style:font-style-asian="italic" style:font-size-complex="72pt" style:font-style-complex="italic"/>
    </style:style>
    <style:style style:name="T9" style:family="text">
      <style:text-properties style:use-window-font-color="true" fo:font-family="'DejaVu Serif'" style:font-family-generic="roman" style:font-pitch="variable" fo:font-size="48pt" fo:font-weight="normal" style:font-size-asian="48pt" style:font-weight-asian="normal" style:font-size-complex="48pt" style:font-weight-complex="normal"/>
    </style:style>
    <style:style style:name="T10" style:family="text">
      <style:text-properties fo:font-size="48pt" fo:font-style="italic" style:font-size-asian="48pt" style:font-style-asian="italic" style:font-size-complex="48pt" style:font-style-complex="italic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family="'DejaVu Sans Mono'" style:font-family-generic="swiss" style:font-pitch="fixed" fo:font-size="48pt" fo:font-style="normal" style:font-size-asian="48pt" style:font-style-asian="normal" style:font-size-complex="48pt" style:font-style-complex="normal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cte Sméagol</presentation:footer-decl>
      <presentation:date-time-decl presentation:name="dtd1" presentation:source="fixed">Jornades PL 2009</presentation:date-time-decl>
      <draw:page draw:name="page1" draw:style-name="dp1" draw:master-page-name="Per_20_defec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1.936cm" svg:x="1.4cm" svg:y="2cm" presentation:class="title" presentation:user-transformed="true">
          <draw:text-box>
            <text:p text:style-name="P1"><text:span text:style-name="T1">Projecte Sméagol</text:span><text:span text:style-name="T2"><text:line-break/></text:span><text:span text:style-name="T3">amb canvis petits es poden fer grans coses</text:span><text:span text:style-name="T2"><text:line-break/></text:span><text:line-break/>(Càtedra de Programari Lliure)</text:p>
          </draw:text-box>
        </draw:frame>
        <draw:frame presentation:style-name="pr2" draw:text-style-name="P3" draw:layer="layout" svg:width="25.199cm" svg:height="3.5cm" svg:x="1.4cm" svg:y="15.5cm" presentation:class="subtitle" presentation:user-transformed="true">
          <draw:text-box>
            <text:p text:style-name="P2"><text:span text:style-name="T4">Universitat Politècnica de Cataluny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6.658cm" svg:x="1.401cm" svg:y="7.171cm" presentation:class="title" presentation:user-transformed="true">
          <draw:text-box>
            <text:p text:style-name="P1"><text:span text:style-name="T5">La U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És gran i heterogè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6cm" presentation:class="title" presentation:user-transformed="true">
          <draw:text-box>
            <text:p text:style-name="P6"><text:span text:style-name="T6">El personal TIC de la UPC està disper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1cm" presentation:class="title" presentation:user-transformed="true">
          <draw:text-box>
            <text:p text:style-name="P6"><text:span text:style-name="T6">geogràficamen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1cm" presentation:class="title" presentation:user-transformed="true">
          <draw:text-box>
            <text:p text:style-name="P6"><text:span text:style-name="T6">funcionalmen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1cm" presentation:class="title" presentation:user-transformed="true">
          <draw:text-box>
            <text:p text:style-name="P6"><text:span text:style-name="T6">laboralmen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1cm" presentation:class="title" presentation:user-transformed="true">
          <draw:text-box>
            <text:p text:style-name="P6"><text:span text:style-name="T6">i tecnològica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Cal satisfer moltes demandes semblants però no idèntiqu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Habitualment hi ha pocs recursos disponib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9" draw:layer="layout" svg:width="26cm" svg:height="3.061cm" svg:x="1cm" svg:y="8.97cm" presentation:class="title" presentation:user-transformed="true">
          <draw:text-box>
            <text:p text:style-name="P6"><text:span text:style-name="T7">Cal una solució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6.658cm" svg:x="1.401cm" svg:y="7.171cm" presentation:class="title" presentation:user-transformed="true">
          <draw:text-box>
            <text:p text:style-name="P1"><text:span text:style-name="T8">No Silver Bul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Cap d'aquestes polítiques</text:span><text:span text:style-name="T6"><text:line-break/></text:span><text:span text:style-name="T9">des de dalt </text:span><text:span text:style-name="T6">és una solució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el ja s'ho faran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el despotisme il·lustra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la subcontractació</text:span><text:span text:style-name="T6"><text:line-break/></text:span><text:span text:style-name="T6">dels serve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Cap d'aquestes polítiques</text:span><text:span text:style-name="T6"><text:line-break/></text:span><text:span text:style-name="T9">des de baix </text:span><text:span text:style-name="T6">és una solució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els veïns que s'espavilin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la postura del Kalimer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la fugida endav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6.658cm" svg:x="1.401cm" svg:y="7.171cm" presentation:class="title" presentation:user-transformed="true">
          <draw:text-box>
            <text:p text:style-name="P1"><text:span text:style-name="T5">Un petit p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Incentivar una cultura</text:span><text:span text:style-name="T6"><text:line-break/></text:span><text:span text:style-name="T6">de col·laboració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des d'una òptica confeder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6.892cm" svg:x="1cm" svg:y="7.055cm" presentation:class="title" presentation:user-transformed="true">
          <draw:text-box>
            <text:p text:style-name="P6"><text:span text:style-name="T6">Col·laborem perquè</text:span><text:span text:style-name="T6"><text:line-break/></text:span><text:span text:style-name="T6">ens surt a compte</text:span><text:span text:style-name="T6"><text:line-break/></text:span><text:span text:style-name="T6">i hi sortim guany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6cm" presentation:class="title" presentation:user-transformed="true">
          <draw:text-box>
            <text:p text:style-name="P6"><text:span text:style-name="T6">El projecte Sméagol és un petit pas en aquesta direcci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6.658cm" svg:x="1.401cm" svg:y="7.171cm" presentation:class="title" presentation:user-transformed="true">
          <draw:text-box>
            <text:p text:style-name="P1"><text:span text:style-name="T5">Objecti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Avançar en la col·laboració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aprenent de les comunitats de programari lliu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6cm" presentation:class="title" presentation:user-transformed="true">
          <draw:text-box>
            <text:p text:style-name="P6"><text:span text:style-name="T6">Aprendre a utilitzar certes eines col·laborativ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6cm" presentation:class="title" presentation:user-transformed="true">
          <draw:text-box>
            <text:p text:style-name="P6"><text:span text:style-name="T6">Aprofitar algunes</text:span><text:span text:style-name="T6"><text:line-break/></text:span><text:span text:style-name="T6">idees tecnològiqu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7cm" presentation:class="title" presentation:user-transformed="true">
          <draw:text-box>
            <text:p text:style-name="P6"><text:span text:style-name="T6">Acabar tenint programari compartit entre grup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8cm" presentation:class="title" presentation:user-transformed="true">
          <draw:text-box>
            <text:p text:style-name="P6"><text:span text:style-name="T6">Adquirir experiència i transmetre coneixe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8cm" presentation:class="title" presentation:user-transformed="true">
          <draw:text-box>
            <text:p text:style-name="P6"><text:span text:style-name="T6">Aconseguir que el treball sigui divertit i enriquid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6.658cm" svg:x="1.401cm" svg:y="7.171cm" presentation:class="title" presentation:user-transformed="true">
          <draw:text-box>
            <text:p text:style-name="P1"><text:span text:style-name="T5">Estratèg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Buscar un nou project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prou simple (i prou complex)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d'interès per als participant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que pugui arrapinyar-se alguns recurs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9">Sméagol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el gestor de reserves</text:span><text:span text:style-name="T6"><text:line-break/></text:span><text:span text:style-name="T6">de recurs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Comencem definin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una arquitectur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una primera fit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(simple i abastable)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i ens llencem a la piscin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6.658cm" svg:x="1.401cm" svg:y="7.171cm" presentation:class="title" presentation:user-transformed="true">
          <draw:text-box>
            <text:p text:style-name="P1"><text:span text:style-name="T5">Metodologies àg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Les grans especificacions acostumen a ser irreal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i molt ca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L'ús és el millor</text:span><text:span text:style-name="T6"><text:line-break/></text:span><text:span text:style-name="T6">especificad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És més rentable fer i desfer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(si es dissenya sota</text:span><text:span text:style-name="T6"><text:line-break/></text:span><text:span text:style-name="T6">aquest precept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Cal tenir mitjans que ho permetin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4.431cm" svg:x="1cm" svg:y="8.285cm" presentation:class="title" presentation:user-transformed="true">
          <draw:text-box>
            <text:p text:style-name="P6"><text:span text:style-name="T6">arquitectures de programari adequade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mètodes de treball escaient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eines que ajudin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3.061cm" svg:x="1cm" svg:y="8.97cm" presentation:class="title" presentation:user-transformed="true">
          <draw:text-box>
            <text:p text:style-name="P6"><text:span text:style-name="T6">equips de treball motiva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6.892cm" svg:x="1cm" svg:y="7.055cm" presentation:class="title" presentation:user-transformed="true">
          <draw:text-box>
            <text:p text:style-name="P6"><text:span text:style-name="T6">Cicles molts curts d'especificació, disseny, implementació i allibera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T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1" draw:layer="layout" svg:width="25.199cm" svg:height="17.038cm" svg:x="1.401cm" svg:y="1.981cm" presentation:class="title" presentation:user-transformed="true">
          <draw:text-box>
            <text:p text:style-name="P1"><text:span text:style-name="T10">Test Driven Develop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s tracta d'una de les eines del desenvolupament àgil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s determina què</text:span><text:span text:style-name="T11"><text:line-break/></text:span><text:span text:style-name="T11">ha de fer un mòdul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'escriuen un conjunt de tests que comprovaran que ho fa correctamen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'implementa el mòdul lluitant contra els tes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xisteixen eines ad-hoc</text:span><text:span text:style-name="T11"><text:line-break/></text:span><text:span text:style-name="T11">per usar aquesta tècni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Milloren els problemes</text:span><text:span text:style-name="T11"><text:line-break/></text:span><text:span text:style-name="T11">de regressi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s tests serveixen com a exemples i documen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Nous errors impliquen</text:span><text:span text:style-name="T11"><text:line-break/></text:span><text:span text:style-name="T11">nous tes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R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Un model per entendre la semàntica del web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i poder-la aplicar a les aplicacions we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i seguim el model,</text:span><text:span text:style-name="T11"><text:line-break/></text:span><text:span text:style-name="T11">les coses van bé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'usuari se sent a cas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s clients funcionen bé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 sistema és</text:span><text:span text:style-name="T11"><text:line-break/></text:span><text:span text:style-name="T11">escalable i robus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'aplicació és part del mó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Conceptes R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Client/Servid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Recurs=entitat identific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URL=identificador d'enti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1 recurs, N representac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Operacions predefinides:</text:span><text:span text:style-name="T11"><text:line-break/></text:span><text:span text:style-name="T12">GET</text:span><text:span text:style-name="T11">, </text:span><text:span text:style-name="T12">PUT</text:span><text:span text:style-name="T11">, </text:span><text:span text:style-name="T12">POST</text:span><text:span text:style-name="T11">, </text:span><text:span text:style-name="T12">DEL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Principis R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'estat de l'aplicació i la funcionalitat està als recurs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 significat dels recursos</text:span><text:span text:style-name="T11"><text:line-break/></text:span><text:span text:style-name="T11">no varia amb el temp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Cada recurs té una UR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s transmet la representació d'un recu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Un recurs té diverses representacions negociab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s mètodes HTTP ofereixen la semàntica CRU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SO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1" draw:layer="layout" svg:width="25.199cm" svg:height="17.038cm" svg:x="1.401cm" svg:y="1.981cm" presentation:class="title" presentation:user-transformed="true">
          <draw:text-box>
            <text:p text:style-name="P1"><text:span text:style-name="T10">Service Oriented 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És un terme molt de mod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ò en realitat é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1" draw:layer="layout" svg:width="25.199cm" svg:height="17.038cm" svg:x="1.401cm" svg:y="1.981cm" presentation:class="title" presentation:user-transformed="true">
          <draw:text-box>
            <text:p text:style-name="P1"><text:span text:style-name="T11">un </text:span><text:span text:style-name="T10">buzzwor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SOAP vs. R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>SOAP és un protocol de crides remotes sobre transport HTTP.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OAP no estandarditz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es operacions disponible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ni el format dels contingut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ni els identificadors</text:span><text:span text:style-name="T11"><text:line-break/></text:span><text:span text:style-name="T11">dels object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OAP no garanteix</text:span><text:span text:style-name="T11"><text:line-break/></text:span><text:span text:style-name="T11">la interoperabilit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OAP repeteix els esquemes dels RPC, DCOM, CORBA, Java RMI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ò no treu el suc del transport HTTP i del we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Arquitectu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Tres components funcional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ervidor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clien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agregad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 què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El servid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És el </text:span><text:span text:style-name="T10">back-end</text:span><text:span text:style-name="T11"><text:line-break/></text:span><text:span text:style-name="T11">(p.e. 1 per unita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'hi dialoga mitjançant</text:span><text:span text:style-name="T11"><text:line-break/></text:span><text:span text:style-name="T11">una API R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1 funcionalment,</text:span><text:span text:style-name="T11"><text:line-break/></text:span><text:span text:style-name="T11">N implementacions possibl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ò totes es comporten igu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Gestiona i controla dades a tots els nivell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 això l'anomenem també l'sméago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ot tenir polítiques pròpies</text:span><text:span text:style-name="T11"><text:line-break/></text:span><text:span text:style-name="T11">(permisos, atributs, etc.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El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És el </text:span><text:span text:style-name="T10">front-end</text:span><text:span text:style-name="T11"><text:line-break/></text:span><text:span text:style-name="T11">(p.e. N per unita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Dialoga amb el servidor mitjançant l'API R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1 funcionalment,</text:span><text:span text:style-name="T11"><text:line-break/></text:span><text:span text:style-name="T11">N implementacions possibl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ò amb el mateix comporta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No aporta d'altra funcionalitat que no depengui del servid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Creació d'embolcalls per a clients en diferents llenguatges de programaci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L'agregad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ot fer d'intermediari entre clients i servidors</text:span><text:span text:style-name="T11"><text:line-break/></text:span><text:span text:style-name="T11">(p.e. 1 per campus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met compartir recursos entre servido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met als clients tenir una visió glob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Té informació dels diferents servidors agrega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Treballa com un proxy HTTP i un directori alhor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Associar-s'hi és voluntar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Per què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'objectiu d'aquesta arquitectura é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disposar d'un sistema modular i flexibl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ermetre integrar-hi eines existent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separar presentació i aplicaci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es raons d'explotació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a possibilitat de triar la tecnologia que implementa l'arquitectur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a facilitat per implantar el sistema sense que calgui imposar-l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un sistema federat en què cadascú és responsable de la seva pa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Les raons tècniqu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ns obliguen a tenir una interfície clar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s components ben separats i substituïble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i una divisió més fàcil de la feina a realitz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Quant a les raons estratègiqu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s tracta d'un sistema flexibl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el model federat s'adequa al context de la UPC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potencia la col·laboració entre diferents unitat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2" draw:layer="layout" svg:width="25.199cm" svg:height="17.038cm" svg:x="1.401cm" svg:y="1.981cm" presentation:class="title" presentation:user-transformed="true">
          <draw:text-box>
            <text:p text:style-name="P1"><text:span text:style-name="T11">representa nous reptes tècnics que dinamitzen la feina i motiven el person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038cm" svg:x="1.401cm" svg:y="1.981cm" presentation:class="title" presentation:user-transformed="true">
          <draw:text-box>
            <text:p text:style-name="P1"><text:span text:style-name="T5">Pregun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Per_20_defecte" presentation:presentation-page-layout-name="AL2T19" presentation:use-footer-name="ftr1" presentation:use-date-time-name="dtd1">
        <office:forms form:automatic-focus="false" form:apply-design-mode="false"/>
        <draw:frame presentation:style-name="pr8" draw:text-style-name="P5" draw:layer="layout" svg:width="25.199cm" svg:height="6cm" svg:x="1.401cm" svg:y="3.5cm" presentation:class="title" presentation:user-transformed="true">
          <draw:text-box>
            <text:p text:style-name="P1"><text:span text:style-name="T5">Gràcies!</text:span><text:span text:style-name="T13"><text:line-break/></text:span><text:span text:style-name="T14"><text:line-break/></text:span><text:span text:style-name="T14">http://creativecommons.org/licenses/by-sa/3.0/es/deed.ca</text:span></text:p>
          </draw:text-box>
        </draw:frame>
        <draw:frame draw:style-name="gr2" draw:text-style-name="P13" draw:layer="layout" svg:width="18.238cm" svg:height="6.374cm" svg:x="4.737cm" svg:y="9.636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erif'" style:font-style-name="Book" style:font-family-generic="roman" style:font-pitch="variable" fo:font-weight="normal"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erif'" style:font-style-name="Book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style:use-window-font-color="true" style:text-outline="false" style:text-line-through-style="none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5.939cm" svg:x="2.97cm" svg:y="3.277cm" draw:page-number="1"/>
      <draw:page-thumbnail draw:layer="backgroundobjects" svg:width="5.939cm" svg:height="5.939cm" svg:x="11.88cm" svg:y="3.277cm"/>
      <draw:page-thumbnail draw:layer="backgroundobjects" svg:width="5.939cm" svg:height="5.939cm" svg:x="20.79cm" svg:y="3.277cm"/>
      <draw:page-thumbnail draw:layer="backgroundobjects" svg:width="5.939cm" svg:height="5.939cm" svg:x="2.97cm" svg:y="11.782cm"/>
      <draw:page-thumbnail draw:layer="backgroundobjects" svg:width="5.939cm" svg:height="5.939cm" svg:x="11.88cm" svg:y="11.782cm"/>
      <draw:page-thumbnail draw:layer="backgroundobjects" svg:width="5.939cm" svg:height="5.939cm" svg:x="20.79cm" svg:y="11.782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Alex Muntada</meta:initial-creator>
    <meta:creation-date>2008-09-21T13:52:55</meta:creation-date>
    <dc:date>2009-05-31T20:17:58</dc:date>
    <meta:editing-cycles>336</meta:editing-cycles>
    <meta:editing-duration>PT14H31M34S</meta:editing-duration>
    <meta:document-statistic meta:object-count="473"/>
    <meta:user-defined meta:name="Informació 1"/>
    <meta:user-defined meta:name="Informació 2"/>
    <meta:user-defined meta:name="Informació 3"/>
    <meta:user-defined meta:name="Informació 4"/>
  </office:meta>
</office:document-meta>
</file>